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ffff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ffffff" draw:fill="solid" draw:fill-color="#33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4c4c4c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ff0000" draw:fill="none" draw:fill-color="#ffffff" draw:textarea-vertical-align="middle" draw:auto-grow-height="false" fo:min-height="0.749cm" fo:min-width="0.499cm"/>
    </style:style>
    <style:style style:name="gr15" style:family="graphic" style:parent-style-name="standard">
      <style:graphic-properties draw:stroke="none" svg:stroke-color="#000000" draw:fill="none" draw:fill-color="#ffffff" fo:min-height="1cm"/>
    </style:style>
    <style:style style:name="gr16" style:family="graphic" style:parent-style-name="standard">
      <style:graphic-properties draw:stroke="none" svg:stroke-color="#000000" draw:fill="none" draw:fill-color="#ffffff" fo:min-height="0.93cm"/>
    </style:style>
    <style:style style:name="gr17" style:family="graphic" style:parent-style-name="standard">
      <style:graphic-properties draw:stroke="none" svg:stroke-color="#000000" draw:fill="none" draw:fill-color="#ffffff" fo:min-height="0.827cm"/>
    </style:style>
    <style:style style:name="gr18" style:family="graphic" style:parent-style-name="standard">
      <style:graphic-properties draw:stroke="none" svg:stroke-color="#000000" draw:fill="none" draw:fill-color="#ffffff" fo:min-height="2.9cm"/>
    </style:style>
    <style:style style:name="gr19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style:paragraph-properties fo:text-align="center"/>
    </style:style>
    <style:style style:name="P2" style:family="paragraph">
      <style:text-properties fo:color="#dc2300" fo:font-size="12pt" style:font-size-asian="12pt" style:font-size-complex="12pt"/>
    </style:style>
    <style:style style:name="P3" style:family="paragraph">
      <style:text-properties fo:color="#dc23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dc2300" fo:font-size="12pt" style:font-size-asian="12pt" style:font-size-complex="12pt"/>
    </style:style>
    <style:style style:name="T2" style:family="text">
      <style:text-properties fo:color="#dc23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.9cm" svg:height="21.9cm" svg:x="10.8cm" svg:y="2.5cm">
          <text:p/>
          <draw:enhanced-geometry svg:viewBox="0 0 21600 21600" draw:text-areas="0 0 21600 ?f0" draw:type="down-arrow-callout" draw:modifiers="20626.5907358414 6436.55388908266 20626.5907358414 6503.2774136207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" draw:text-style-name="P1" draw:layer="layout" svg:width="8.9cm" svg:height="21.9cm" svg:x="1.5cm" svg:y="2.5cm">
          <text:p/>
          <draw:enhanced-geometry svg:viewBox="0 0 21600 21600" draw:text-areas="0 0 21600 ?f0" draw:type="down-arrow-callout" draw:modifiers="20626.5907358414 6436.55388908266 20626.5907358414 6503.2774136207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" draw:text-style-name="P1" draw:layer="layout" svg:width="6.6cm" svg:height="1.6cm" svg:x="2.3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64cm" svg:height="2.4cm" svg:x="3.06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4cm" svg:height="2.4cm" svg:x="5.76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3cm" svg:height="5.3cm" svg:x="4.1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63cm" svg:height="0.978cm" svg:x="2.638cm" svg:y="12.322cm">
          <text:p/>
          <draw:enhanced-geometry svg:viewBox="0 0 21600 21600" draw:glue-points="?f6 10800 10800 21600 ?f5 10800 10800 0" draw:text-areas="?f3 ?f3 ?f4 ?f4" draw:type="trapezoid" draw:modifiers="5344.747612551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6cm" svg:height="8.7cm" svg:x="2.5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cm" svg:height="5.3cm" svg:x="4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4cm" svg:height="2.4cm" svg:x="2.872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64cm" svg:height="2.4cm" svg:x="5.56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863cm" svg:height="8.622cm" svg:x="2.5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1.1cm" svg:x="2.3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863cm" svg:height="0.978cm" svg:x="2.537cm" svg:y="12.322cm">
          <text:p/>
          <draw:enhanced-geometry svg:viewBox="0 0 21600 21600" draw:glue-points="?f6 10800 10800 21600 ?f5 10800 10800 0" draw:text-areas="?f3 ?f3 ?f4 ?f4" draw:type="trapezoid" draw:modifiers="5344.747612551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6.6cm" svg:height="1.7cm" svg:x="2.2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768cm" svg:height="0.8cm" svg:x="3.732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6.6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7cm" svg:height="0.707cm" svg:x="5.077cm" svg:y="7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45cm" svg:height="0.617cm" svg:x="2.755cm" svg:y="3.983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1" draw:layer="layout" svg:width="4.8cm" svg:height="4.6cm" svg:x="3cm" svg:y="5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4.8cm" svg:height="4.6cm" svg:x="2.9cm" svg:y="5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601cm" svg:height="0.617cm" svg:x="7.5cm" svg:y="3.984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draw:layer="layout" svg:width="2.7cm" svg:height="3.079cm" svg:x="4.1cm" svg:y="15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6cm" svg:height="3.2cm" svg:x="4.1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6cm" svg:height="1.1cm" svg:x="2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cm" svg:height="0.6cm" svg:x="8.1cm" svg:y="1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2.5cm" svg:y="1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5.2cm" svg:y="1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5.9cm" svg:y="1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4.4cm" svg:y="1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5.9cm" svg:y="14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5.1cm" svg:y="8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6.8cm" svg:y="7.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3.2cm" svg:y="7.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5cm" svg:y="5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1" draw:layer="layout" svg:width="6.6cm" svg:height="1.6cm" svg:x="11.6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64cm" svg:height="2.4cm" svg:x="12.36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4cm" svg:height="2.4cm" svg:x="15.06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3cm" svg:height="5.3cm" svg:x="13.4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63cm" svg:height="0.978cm" svg:x="11.938cm" svg:y="12.322cm">
          <text:p/>
          <draw:enhanced-geometry svg:viewBox="0 0 21600 21600" draw:glue-points="?f6 10800 10800 21600 ?f5 10800 10800 0" draw:text-areas="?f3 ?f3 ?f4 ?f4" draw:type="trapezoid" draw:modifiers="5344.747612551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6cm" svg:height="8.7cm" svg:x="11.8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cm" svg:height="5.3cm" svg:x="13.3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4cm" svg:height="2.4cm" svg:x="12.172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64cm" svg:height="2.4cm" svg:x="14.86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863cm" svg:height="8.622cm" svg:x="11.8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1.1cm" svg:x="11.6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863cm" svg:height="0.978cm" svg:x="11.837cm" svg:y="12.322cm">
          <text:p/>
          <draw:enhanced-geometry svg:viewBox="0 0 21600 21600" draw:glue-points="?f6 10800 10800 21600 ?f5 10800 10800 0" draw:text-areas="?f3 ?f3 ?f4 ?f4" draw:type="trapezoid" draw:modifiers="5344.747612551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6.6cm" svg:height="1.7cm" svg:x="11.5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768cm" svg:height="0.8cm" svg:x="13.032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15.9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37cm" svg:height="0.707cm" svg:x="14.477cm" svg:y="7.092cm">
          <text:p/>
          <draw:enhanced-geometry svg:viewBox="0 0 21600 21600" draw:mirror-horizontal="false" draw:mirror-vertical="false" draw:extrusion="true" draw:extrusion-viewpoint="(3.472cm 0cm 25cm)" draw:extrusion-origin="0.5 0" draw:extrusion-skew="50 180" draw:extrusion-depth="0.2cm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7cm" svg:height="3.079cm" svg:x="13.4cm" svg:y="15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6cm" svg:height="3.2cm" svg:x="13.4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6cm" svg:height="1.1cm" svg:x="11.5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cm" svg:height="0.6cm" svg:x="17.4cm" svg:y="1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11.8cm" svg:y="1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14.5cm" svg:y="1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15.2cm" svg:y="1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13.7cm" svg:y="1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3" draw:text-style-name="P1" draw:layer="layout" svg:width="2cm" svg:height="2cm" svg:x="4cm" svg:y="6.6cm">
          <text:p/>
          <draw:enhanced-geometry svg:viewBox="0 0 21600 21600" draw:extrusion="true" draw:extrusion-viewpoint="(3.472cm 0cm 25cm)" draw:extrusion-origin="0.5 0" draw:extrusion-skew="50 180" draw:extrusion-depth="2.2cm 0" dr3d:projection="perspective" draw:extrusion-first-light-direction="(-50000 0 10000)" draw:extrusion-second-light-direction="(50000 0 10000)" draw:path-stretchpoint-x="10800" draw:path-stretchpoint-y="10800" draw:text-areas="?f3 ?f4 ?f5 ?f6" draw:type="round-rectangle" draw:modifiers="939.130434782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cm" svg:height="0.4cm" svg:x="5.3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4cm" svg:height="0.4cm" svg:x="4.1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4cm" svg:height="0.4cm" svg:x="4.1cm" svg:y="6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4cm" svg:height="0.4cm" svg:x="5.3cm" svg:y="6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1" draw:layer="layout" svg:width="0.537cm" svg:height="0.607cm" svg:x="4.563cm" svg:y="7.293cm">
          <text:p/>
          <draw:enhanced-geometry svg:viewBox="0 0 21600 21600" draw:mirror-horizontal="false" draw:mirror-vertical="false" draw:extrusion="true" draw:extrusion-depth="0.2cm 0" draw:extrusion-viewpoint="(3.472cm 0cm 25cm)" draw:extrusion-origin="0.5 0" draw:extrusion-skew="50 18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45cm" svg:height="0.617cm" svg:x="12.055cm" svg:y="3.983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" draw:layer="layout" svg:width="0.601cm" svg:height="0.617cm" svg:x="16.8cm" svg:y="3.984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4" draw:text-style-name="P1" draw:layer="layout" svg:width="0.7cm" svg:height="8.8cm" svg:x="8.7cm" svg:y="3.6cm">
          <text:p/>
          <draw:enhanced-geometry svg:viewBox="0 0 21600 21600" draw:glue-points="0 0 0 21600 21600 10800" draw:text-areas="0 ?f3 15150 ?f4" draw:type="right-bracket" draw:modifiers="733.825701624815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7cm" svg:height="1.77cm" draw:transform="rotate (-0.834790981228888) translate (8.63cm 12.6cm)">
          <text:p/>
          <draw:enhanced-geometry svg:viewBox="0 0 21600 21600" draw:glue-points="0 0 0 21600 21600 10800" draw:text-areas="0 ?f3 15150 ?f4" draw:type="right-bracket" draw:modifiers="85.899329621633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7cm" svg:height="6.2cm" svg:x="8.7cm" svg:y="12.4cm">
          <text:p/>
          <draw:enhanced-geometry svg:viewBox="0 0 21600 21600" draw:glue-points="0 0 0 21600 21600 10800" draw:text-areas="0 ?f3 15150 ?f4" draw:type="right-bracket" draw:modifiers="1079.82583454282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7cm" svg:height="2.5cm" svg:x="8.7cm" svg:y="18.6cm">
          <text:p/>
          <draw:enhanced-geometry svg:viewBox="0 0 21600 21600" draw:glue-points="0 0 0 21600 21600 10800" draw:text-areas="0 ?f3 15150 ?f4" draw:type="right-bracket" draw:modifiers="1459.5761695321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551cm" svg:height="0.526cm" draw:transform="skewX (-0.410675972994266) rotate (0.888372589265114) translate (5.7cm 6.628cm)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301cm" svg:height="6.001cm" draw:transform="rotate (1.57219259019649) translate (2.5cm 3.511cm)">
          <text:p/>
          <draw:enhanced-geometry svg:viewBox="0 0 21600 21600" draw:glue-points="0 0 0 21600 21600 10800" draw:text-areas="0 ?f3 15150 ?f4" draw:type="right-bracket" draw:modifiers="85.899329621633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302cm" svg:height="1.999cm" draw:transform="rotate (-1.57376338652329) translate (6cm 8.603cm)">
          <text:p/>
          <draw:enhanced-geometry svg:viewBox="0 0 21600 21600" draw:glue-points="0 0 0 21600 21600 10800" draw:text-areas="0 ?f3 15150 ?f4" draw:type="right-bracket" draw:modifiers="85.899329621633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302cm" svg:height="2.6cm" draw:transform="rotate (-1.57376338652329) translate (5.5cm 21.708cm)">
          <text:p/>
          <draw:enhanced-geometry svg:viewBox="0 0 21600 21600" draw:glue-points="0 0 0 21600 21600 10800" draw:text-areas="0 ?f3 15150 ?f4" draw:type="right-bracket" draw:modifiers="85.899329621633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302cm" svg:height="6.899cm" draw:transform="rotate (-1.57376338652329) translate (9cm 22.421cm)">
          <text:p/>
          <draw:enhanced-geometry svg:viewBox="0 0 21600 21600" draw:glue-points="0 0 0 21600 21600 10800" draw:text-areas="0 ?f3 15150 ?f4" draw:type="right-bracket" draw:modifiers="85.899329621633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5" draw:text-style-name="P2" draw:layer="layout" svg:width="2.1cm" svg:height="1.25cm" draw:transform="rotate (-1.57533418285008) translate (10.06cm 7.1cm)">
          <draw:text-box>
            <text:p><text:span text:style-name="T1">17 cm</text:span></text:p>
          </draw:text-box>
        </draw:frame>
        <draw:frame draw:style-name="gr15" draw:text-style-name="P2" draw:layer="layout" svg:width="2.1cm" svg:height="1.25cm" draw:transform="rotate (-1.57533418285008) translate (10.06cm 14.5cm)">
          <draw:text-box>
            <text:p><text:span text:style-name="T1">11,5 cm</text:span></text:p>
          </draw:text-box>
        </draw:frame>
        <draw:frame draw:style-name="gr15" draw:text-style-name="P2" draw:layer="layout" svg:width="2.1cm" svg:height="1.25cm" draw:transform="rotate (-1.57533418285008) translate (10.06cm 18.9cm)">
          <draw:text-box>
            <text:p><text:span text:style-name="T1">5,75 cm</text:span></text:p>
          </draw:text-box>
        </draw:frame>
        <draw:frame draw:style-name="gr15" draw:text-style-name="P2" draw:layer="layout" svg:width="2.1cm" svg:height="1.25cm" draw:transform="rotate (-2.37277511808629) translate (9.478cm 13.598cm)">
          <draw:text-box>
            <text:p><text:span text:style-name="T1">4 cm</text:span></text:p>
          </draw:text-box>
        </draw:frame>
        <draw:frame draw:style-name="gr15" draw:text-style-name="P2" draw:layer="layout" svg:width="2.1cm" svg:height="1.25cm" draw:transform="rotate (-0.0207694180987324) translate (3.526cm 21.907cm)">
          <draw:text-box>
            <text:p><text:span text:style-name="T1">4 cm</text:span></text:p>
          </draw:text-box>
        </draw:frame>
        <draw:frame draw:style-name="gr16" draw:text-style-name="P2" draw:layer="layout" svg:width="2.1cm" svg:height="1.18cm" draw:transform="rotate (-0.0207694180987324) translate (4.725cm 22.678cm)">
          <draw:text-box>
            <text:p><text:span text:style-name="T1">13,5 cm</text:span></text:p>
          </draw:text-box>
        </draw:frame>
        <draw:frame draw:style-name="gr16" draw:text-style-name="P2" draw:layer="layout" svg:width="2.1cm" svg:height="1.18cm" draw:transform="rotate (-0.0207694180987324) translate (4.726cm 2.579cm)">
          <draw:text-box>
            <text:p><text:span text:style-name="T1">11,6 cm</text:span></text:p>
          </draw:text-box>
        </draw:frame>
        <draw:frame draw:style-name="gr17" draw:text-style-name="P3" draw:layer="layout" svg:width="2.1cm" svg:height="1.077cm" draw:transform="rotate (-0.0207694180987324) translate (4.423cm 8.78cm)">
          <draw:text-box>
            <text:p><text:span text:style-name="T2">4 cm</text:span></text:p>
          </draw:text-box>
        </draw:frame>
        <draw:frame draw:style-name="gr17" draw:text-style-name="P3" draw:layer="layout" svg:width="2.1cm" svg:height="1.077cm" draw:transform="rotate (-0.101229096615671) translate (5.748cm 5.616cm)">
          <draw:text-box>
            <text:p><text:span text:style-name="T2">3 cm</text:span></text:p>
          </draw:text-box>
        </draw:frame>
        <draw:custom-shape draw:style-name="gr9" draw:text-style-name="P1" draw:layer="layout" svg:width="0.5cm" svg:height="0.6cm" svg:x="4.3cm" svg:y="14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15.3cm" svg:y="14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0.5cm" svg:height="0.6cm" svg:x="13.7cm" svg:y="14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4" draw:text-style-name="P1" draw:layer="layout" svg:width="0.7cm" svg:height="17.5cm" svg:x="18.2cm" svg:y="3.6cm">
          <text:p/>
          <draw:enhanced-geometry svg:viewBox="0 0 21600 21600" draw:glue-points="0 0 0 21600 21600 10800" draw:text-areas="0 ?f3 15150 ?f4" draw:type="right-bracket" draw:modifiers="733.825701624815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5" draw:text-style-name="P2" draw:layer="layout" svg:width="2.503cm" svg:height="1.25cm" draw:transform="rotate (-1.57533418285008) translate (19.66cm 11cm)">
          <draw:text-box>
            <text:p><text:span text:style-name="T1">34,25 cm</text:span></text:p>
          </draw:text-box>
        </draw:frame>
        <draw:frame draw:style-name="gr18" draw:text-style-name="P1" draw:layer="layout" svg:width="7.6cm" svg:height="3.15cm" svg:x="2.1cm" svg:y="24.45cm">
          <draw:text-box>
            <text:p text:style-name="P1">LATERAL IZQUIERDO</text:p>
            <text:p text:style-name="P1">DEL EJE Y</text:p>
          </draw:text-box>
        </draw:frame>
        <draw:frame draw:style-name="gr18" draw:text-style-name="P1" draw:layer="layout" svg:width="7.6cm" svg:height="3.15cm" svg:x="11.4cm" svg:y="24.45cm">
          <draw:text-box>
            <text:p text:style-name="P1">LATERAL DERECHO</text:p>
            <text:p text:style-name="P1">DEL EJE Y</text:p>
          </draw:text-box>
        </draw:frame>
        <draw:frame draw:style-name="gr19" draw:text-style-name="P1" draw:layer="layout" svg:width="16.8cm" svg:height="2.9cm" svg:x="2.2cm" svg:y="1.2cm">
          <draw:text-box>
            <text:p text:style-name="P1">LATERAL IZQUIERDO Y DERECHO DEL EJE 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is German</meta:initial-creator>
    <meta:creation-date>2014-08-01T12:14:58</meta:creation-date>
    <dc:date>2014-08-03T23:17:45</dc:date>
    <dc:creator>Denis German</dc:creator>
    <meta:editing-duration>PT45M11S</meta:editing-duration>
    <meta:editing-cycles>7</meta:editing-cycles>
    <meta:generator>LibreOffice/4.0.2.2$Linux_X86_64 LibreOffice_project/400m0$Build-2</meta:generator>
    <meta:document-statistic meta:object-count="93"/>
  </office:meta>
</office:document-meta>
</file>